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lain_20_Text">
      <style:text-properties officeooo:rsid="0011491a"/>
    </style:style>
    <style:style style:name="P2" style:family="paragraph" style:parent-style-name="Plain_20_Text">
      <style:text-properties officeooo:rsid="0011491a" officeooo:paragraph-rsid="0011491a"/>
    </style:style>
    <style:style style:name="P3" style:family="paragraph" style:parent-style-name="Plain_20_Text">
      <style:text-properties officeooo:rsid="00139f07" officeooo:paragraph-rsid="00139f07"/>
    </style:style>
    <style:style style:name="P4" style:family="paragraph" style:parent-style-name="Standard" style:master-page-name="Standard">
      <style:paragraph-properties style:page-number="auto"/>
    </style:style>
    <style:style style:name="P5" style:family="paragraph" style:parent-style-name="Plain_20_Text" style:list-style-name="WW8Num1"/>
    <style:style style:name="P6" style:family="paragraph" style:parent-style-name="Plain_20_Text">
      <style:text-properties officeooo:rsid="0016786f" officeooo:paragraph-rsid="0016786f"/>
    </style:style>
    <style:style style:name="P7" style:family="paragraph" style:parent-style-name="Plain_20_Text">
      <style:text-properties officeooo:rsid="001876c5" officeooo:paragraph-rsid="001876c5"/>
    </style:style>
    <style:style style:name="T1" style:family="text">
      <style:text-properties style:font-name-asian="Courier New"/>
    </style:style>
    <style:style style:name="T2" style:family="text">
      <style:text-properties officeooo:rsid="00114cfd"/>
    </style:style>
    <style:style style:name="T3" style:family="text">
      <style:text-properties officeooo:rsid="00157d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5 Warm-up: Suppose you wanted to find out how running affect your pulse. What would your hypothesis be?</text:p>
      <text:p text:style-name="Standard"/>
      <text:p text:style-name="Plain_20_Text">If I am to run, then my heart rate will probably rise.</text:p>
      <text:p text:style-name="Plain_20_Text"/>
      <text:p text:style-name="Plain_20_Text"/>
      <text:p text:style-name="Plain_20_Text"/>
      <text:p text:style-name="Standard">9/6 Warm-Up:</text:p>
      <text:p text:style-name="Standard"/>
      <text:p text:style-name="Standard">Physical Science</text:p>
      <text:p text:style-name="Standard">Earth and Space Science</text:p>
      <text:p text:style-name="Standard">Life Science</text:p>
      <text:p text:style-name="Standard"/>
      <text:p text:style-name="Standard"><text:s text:c="83"/>[Biology]</text:p>
      <text:p text:style-name="Standard"><text:s text:c="83"/>|</text:p>
      <text:p text:style-name="Standard"><text:s text:c="31"/>[Geology] <text:s text:c="36"/>[Life Science] <text:s text:c="30"/>[Chemistry]</text:p>
      <text:p text:style-name="Standard"><text:s text:c="31"/>| <text:s text:c="50"/>| <text:s text:c="51"/>|</text:p>
      <text:p text:style-name="Standard"><text:s text:c="10"/>[Astronomy]-----[Earth and Space Science]-------[Science]------[Physical Science]-----[Physics]</text:p>
      <text:p text:style-name="Standard"><text:s text:c="83"/>| <text:s text:c="12"/>|_[Starts with curiosity, ends with discovery]</text:p>
      <text:p text:style-name="Standard"><text:s text:c="83"/>[Technology] <text:s text:c="22"/></text:p>
      <text:p text:style-name="Standard"><text:s text:c="83"/>|</text:p>
      <text:p text:style-name="Plain_20_Text"><text:span text:style-name="T1"><text:s text:c="34"/></text:span>[Use of knowledge to solve problems]</text:p>
      <text:p text:style-name="Plain_20_Text"/>
      <text:p text:style-name="Plain_20_Text"/>
      <text:p text:style-name="Plain_20_Text"/>
      <text:p text:style-name="Standard">9/7 Warm-Up:</text:p>
      <text:p text:style-name="Standard">What grade do you think you will get on today's quiz and why?</text:p>
      <text:p text:style-name="Standard"/>
      <text:p text:style-name="Plain_20_Text">I think I'm going to get at least a B because I've studied a lot and I've been doing my vocab.</text:p>
      <text:p text:style-name="Plain_20_Text"/>
      <text:p text:style-name="Plain_20_Text"/>
      <text:p text:style-name="Plain_20_Text"/>
      <text:p text:style-name="Standard">9/10 Warm-up:</text:p>
      <text:p text:style-name="Standard"/>
      <text:p text:style-name="Standard">A scientific model can take the form of a physical object or a concept. List one example below of each type of model.</text:p>
      <text:p text:style-name="Standard">Physical: A physical design like the interior of a plane</text:p>
      <text:p text:style-name="Standard">Concept: Can show ideas like modeling a comet as a giant ice ball</text:p>
      <text:p text:style-name="Standard"><text:s/></text:p>
      <text:p text:style-name="Standard">How does each one resemble what is supposed to model?</text:p>
      <text:p text:style-name="Standard">Physical: Shows what the plane looks like inside, dimensions, where seats are, components, etc.</text:p>
      <text:p text:style-name="Standard"><text:s text:c="22"/>--&gt; Shows how it looks</text:p>
      <text:p text:style-name="Standard">Concept: If something is supported when tested, the concept of it is kept. If not, it is changed.</text:p>
      <text:list xml:id="list2459342909" text:style-name="WW8Num1">
        <text:list-item>
          <text:p text:style-name="P5">Shows how it works</text:p>
        </text:list-item>
      </text:lis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text:soft-page-break/></text:p>
      <text:p text:style-name="Plain_20_Text"/>
      <text:p text:style-name="Plain_20_Text"/>
      <text:p text:style-name="Plain_20_Text">9/11 Warm-Up:</text:p>
      <text:p text:style-name="Plain_20_Text">If plants that get more sunlight make more food, then plants that get the most sunlight will grow the tallest.</text:p>
      <text:p text:style-name="Plain_20_Text"/>
      <text:p text:style-name="Plain_20_Text">Table:</text:p>
      <text:p text:style-name="Plain_20_Text"/>
      <text:p text:style-name="Plain_20_Text">Plant | Hours | Highest |</text:p>
      <text:p text:style-name="Plain_20_Text"><text:span text:style-name="T1"><text:s text:c="2"/></text:span>1 <text:s text:c="2"/>| <text:s text:c="2"/>3 <text:s text:c="2"/>| <text:s text:c="2"/>52 <text:s text:c="3"/>|</text:p>
      <text:p text:style-name="Plain_20_Text"><text:span text:style-name="T1"><text:s text:c="2"/></text:span>2 <text:s text:c="2"/>| <text:s text:c="2"/>6 <text:s text:c="2"/>| <text:s text:c="2"/>73 <text:s text:c="3"/>|</text:p>
      <text:p text:style-name="Plain_20_Text"><text:span text:style-name="T1"><text:s text:c="2"/></text:span>3 <text:s text:c="2"/>| <text:s text:c="2"/>9 <text:s text:c="2"/>| <text:s text:c="2"/>120 <text:s text:c="2"/>|</text:p>
      <text:p text:style-name="Plain_20_Text"/>
      <text:p text:style-name="Plain_20_Text"/>
      <text:p text:style-name="Plain_20_Text">After testing plants in different amounts of time, I learned that the more sunlight causes the plant to grow higher. This can be proved because plant 1 which had 3 hours of sunlight only grew 52cm, while plant 2 which had 3 hours gre 73cm. Above all, however, plant 3 wins with its 9 hours of sunlight and grew to 120cm.</text:p>
      <text:p text:style-name="Plain_20_Text"/>
      <text:p text:style-name="Plain_20_Text"/>
      <text:p text:style-name="Plain_20_Text">Possible Mistakes:</text:p>
      <text:p text:style-name="Plain_20_Text">Time</text:p>
      <text:p text:style-name="Plain_20_Text">Didn't check forecast</text:p>
      <text:p text:style-name="Plain_20_Text">Confuse Plants</text:p>
      <text:p text:style-name="Plain_20_Text"/>
      <text:p text:style-name="Plain_20_Text">What I would do next time:</text:p>
      <text:p text:style-name="Plain_20_Text">Check hourly forecast</text:p>
      <text:p text:style-name="Plain_20_Text"/>
      <text:p text:style-name="Plain_20_Text"/>
      <text:p text:style-name="Plain_20_Text"/>
      <text:p text:style-name="Plain_20_Text">9/12 Warm-Up:</text:p>
      <text:p text:style-name="Plain_20_Text">Suppose you perform an experiment and your resulting data does not support your hypothesis. What would you do?</text:p>
      <text:p text:style-name="Plain_20_Text">Revise hypothesis, then test again</text:p>
      <text:p text:style-name="Plain_20_Text"/>
      <text:p text:style-name="Plain_20_Text">Please write the following measurement in scientific notation then convert it into Sl base unit:</text:p>
      <text:p text:style-name="Plain_20_Text">0.0000000000372 g</text:p>
      <text:p text:style-name="Plain_20_Text"/>
      <text:p text:style-name="Plain_20_Text">3.72x10^-11</text:p>
      <text:p text:style-name="Plain_20_Text">Right = -</text:p>
      <text:p text:style-name="Plain_20_Text">Left = +</text:p>
      <text:p text:style-name="Plain_20_Text"/>
      <text:p text:style-name="Plain_20_Text">0.0000000000000372 kg</text:p>
      <text:p text:style-name="Plain_20_Text"/>
      <text:p text:style-name="Plain_20_Text">kg <text:s/>| hg | dkg | <text:s/>g <text:s/>| dg | cg | mg</text:p>
      <text:p text:style-name="Plain_20_Text">===|===|====|===|===|===|===</text:p>
      <text:p text:style-name="Plain_20_Text"><text:span text:style-name="T1"><text:s text:c="2"/></text:span>0 <text:s/>| <text:s/>0 <text:s/>| <text:s text:c="2"/>0 <text:s text:c="2"/>| <text:s/>0 <text:s/>| <text:s/>0 <text:s/>| <text:s/>0 <text:s/>| <text:s/>0 <text:s/>| <text:s/>0 <text:s/>| <text:s/>0 <text:s/>| <text:s/>0 <text:s/>| <text:s/>3 <text:s/>| <text:s/>7 <text:s/>| <text:s/>5 <text:s/>|</text:p>
      <text:p text:style-name="Plain_20_Text"><text:span text:style-name="T1"><text:s text:c="6"/></text:span>. __ ____ ___ __ ___ __ __ __ ___ __ .</text:p>
      <text:p text:style-name="Plain_20_Text"/>
      <text:p text:style-name="Plain_20_Text"/>
      <text:p text:style-name="Plain_20_Text"/>
      <text:p text:style-name="Plain_20_Text"/>
      <text:p text:style-name="Plain_20_Text"/>
      <text:p text:style-name="Plain_20_Text"/>
      <text:p text:style-name="Plain_20_Text"><text:soft-page-break/></text:p>
      <text:p text:style-name="Plain_20_Text"/>
      <text:p text:style-name="Plain_20_Text"/>
      <text:p text:style-name="Plain_20_Text">9/13 Warm-Up</text:p>
      <text:p text:style-name="Plain_20_Text"/>
      <text:p text:style-name="Plain_20_Text">1.) Type of Plane</text:p>
      <text:p text:style-name="Plain_20_Text">2.) Distance</text:p>
      <text:p text:style-name="Plain_20_Text">3.) Everything else (meter stick, the floor, room, stood)</text:p>
      <text:p text:style-name="Plain_20_Text"/>
      <text:p text:style-name="Plain_20_Text"/>
      <text:p text:style-name="Plain_20_Text"/>
      <text:p text:style-name="Plain_20_Text">9/14 Warm-Up</text:p>
      <text:p text:style-name="Plain_20_Text"/>
      <text:p text:style-name="Plain_20_Text">Take out of scientific notation</text:p>
      <text:p text:style-name="Plain_20_Text"/>
      <text:p text:style-name="Plain_20_Text">3.78x10^5 <text:s text:c="3"/>= 378000</text:p>
      <text:p text:style-name="Plain_20_Text">4.3x10^-3 <text:s text:c="4"/>= 0.0043</text:p>
      <text:p text:style-name="Plain_20_Text"/>
      <text:p text:style-name="Plain_20_Text">Put into scientific notation</text:p>
      <text:p text:style-name="Plain_20_Text"/>
      <text:p text:style-name="Plain_20_Text">0.00308 <text:s text:c="7"/>= 3.08x10^-3</text:p>
      <text:p text:style-name="Plain_20_Text">578,600 <text:s text:c="7"/>= 5.786x10^5</text:p>
      <text:p text:style-name="Plain_20_Text"/>
      <text:p text:style-name="Plain_20_Text"/>
      <text:p text:style-name="Plain_20_Text"/>
      <text:p text:style-name="Plain_20_Text">9/17 Warm-Up</text:p>
      <text:p text:style-name="Plain_20_Text"/>
      <text:p text:style-name="Plain_20_Text">How many pops do I drink in a week? AHAHAHAHAHA! A lot. H*ll I don't even know. I'd say probably around 10.</text:p>
      <text:p text:style-name="Plain_20_Text"/>
      <text:p text:style-name="Plain_20_Text">As for how many hours of TV do I drink in a week? Not much, really. I'd say 6 - a little under an hour a day - at the most.</text:p>
      <text:p text:style-name="Plain_20_Text"/>
      <text:p text:style-name="Plain_20_Text">See 9/17 Warm-Up Table for Table, see Graph.png for graph</text:p>
      <text:p text:style-name="Plain_20_Text"/>
      <text:p text:style-name="Plain_20_Text">Ind: Students ---</text:p>
      <text:p text:style-name="Plain_20_Text">Dep: Hours of TV |</text:p>
      <text:p text:style-name="Plain_20_Text"/>
      <text:p text:style-name="Plain_20_Text"/>
      <text:p text:style-name="Plain_20_Text"/>
      <text:p text:style-name="Plain_20_Text">9/18 Warm-Up</text:p>
      <text:p text:style-name="Plain_20_Text"/>
      <text:p text:style-name="Plain_20_Text">Create a line graph showing how the hours of tv watched per week changes based on the number of pops drank per week</text:p>
      <text:p text:style-name="Plain_20_Text">(pop/week on the x-axis and hours of tv/week on y-axis)</text:p>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text:soft-page-break/></text:p>
      <text:p text:style-name="Plain_20_Text"/>
      <text:p text:style-name="Plain_20_Text"/>
      <text:p text:style-name="Plain_20_Text">9/19 Warm-Up</text:p>
      <text:p text:style-name="Plain_20_Text"/>
      <text:p text:style-name="Plain_20_Text"><text:span text:style-name="T1"><text:s/></text:span>___________________________________</text:p>
      <text:p text:style-name="Plain_20_Text">| Number of People | Days to finish |</text:p>
      <text:p text:style-name="Plain_20_Text">|------------------|----------------|</text:p>
      <text:p text:style-name="Plain_20_Text">| <text:s text:c="12"/>3 <text:s text:c="3"/>| <text:s text:c="9"/>4 <text:s text:c="4"/>|</text:p>
      <text:p text:style-name="Plain_20_Text">| <text:s text:c="12"/>6 <text:s text:c="3"/>| <text:s text:c="9"/>2 <text:s text:c="4"/>|</text:p>
      <text:p text:style-name="Plain_20_Text">| <text:s text:c="12"/>12 <text:s text:c="2"/>| <text:s text:c="9"/>1 <text:s text:c="4"/>|</text:p>
      <text:p text:style-name="Plain_20_Text">| <text:s text:c="12"/>2 <text:s text:c="3"/>| <text:s text:c="9"/>6 <text:s text:c="4"/>|</text:p>
      <text:p text:style-name="Plain_20_Text">|__________________|________________|</text:p>
      <text:p text:style-name="Plain_20_Text"/>
      <text:p text:style-name="Plain_20_Text"/>
      <text:p text:style-name="Plain_20_Text"/>
      <text:p text:style-name="Plain_20_Text">9/20 and 9/21</text:p>
      <text:p text:style-name="Plain_20_Text">See “Colors of Hair in 5th Period Science Class.png” for graph</text:p>
      <text:p text:style-name="Plain_20_Text"/>
      <text:p text:style-name="Plain_20_Text"/>
      <text:p text:style-name="Plain_20_Text"/>
      <text:p text:style-name="Plain_20_Text">9/24 Warm-Up</text:p>
      <text:p text:style-name="Plain_20_Text"/>
      <text:p text:style-name="Plain_20_Text">For my test tomorrow, I think I will get an A(-/+) because I am very confident in what we have been doing lately. I am going to study my notes in this database tonight to prepare for tomorrow's test.</text:p>
      <text:p text:style-name="Plain_20_Text"/>
      <text:p text:style-name="Plain_20_Text"/>
      <text:p text:style-name="Plain_20_Text"/>
      <text:p text:style-name="Plain_20_Text">9/27 Warm-Up</text:p>
      <text:p text:style-name="Plain_20_Text"/>
      <text:p text:style-name="Plain_20_Text">What are 5 different mixtures you can think of? What makes these things a mixture?</text:p>
      <text:p text:style-name="Plain_20_Text"/>
      <text:p text:style-name="Plain_20_Text">Lemonade, vinegar, salt water, milk, coke</text:p>
      <text:p text:style-name="Plain_20_Text"/>
      <text:p text:style-name="Plain_20_Text">Reason:</text:p>
      <text:p text:style-name="Plain_20_Text">These are mixtures because its a mixture of 2 or more things</text:p>
      <text:p text:style-name="Plain_20_Text"/>
      <text:p text:style-name="Plain_20_Text"/>
      <text:p text:style-name="Plain_20_Text"/>
      <text:p text:style-name="Plain_20_Text">10/1 Warm-Up:</text:p>
      <text:p text:style-name="Plain_20_Text"/>
      <text:p text:style-name="Plain_20_Text">Does everyone in your group know what you are doing in your activity today? Do you have a procedure and a data table ready to go?</text:p>
      <text:p text:style-name="Plain_20_Text"/>
      <text:p text:style-name="Plain_20_Text">yes yes and yes</text:p>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text:soft-page-break/></text:p>
      <text:p text:style-name="Plain_20_Text"/>
      <text:p text:style-name="Plain_20_Text"/>
      <text:p text:style-name="Plain_20_Text">10/2 Warm-Up:</text:p>
      <text:p text:style-name="Plain_20_Text"/>
      <text:p text:style-name="Plain_20_Text">What are the properties you can use to identify a solution, a suspension, and a coloid?</text:p>
      <text:p text:style-name="Plain_20_Text"/>
      <text:p text:style-name="Plain_20_Text">If the light passes through, it is a solution</text:p>
      <text:p text:style-name="Plain_20_Text">If it sort of passes through, but gets scattered, it is a coloid</text:p>
      <text:p text:style-name="Plain_20_Text">If it does not pass through, it is a suspension</text:p>
      <text:p text:style-name="Plain_20_Text"/>
      <text:p text:style-name="Plain_20_Text"/>
      <text:p text:style-name="Plain_20_Text"/>
      <text:p text:style-name="Plain_20_Text">10/3 Warm-Up</text:p>
      <text:p text:style-name="Plain_20_Text"/>
      <text:p text:style-name="Plain_20_Text">In a mixture, what is considered the solvent and what is the solute?</text:p>
      <text:p text:style-name="Plain_20_Text">Solvent - the initial item (eg. water)</text:p>
      <text:p text:style-name="Plain_20_Text">Solute - the item mixed (dissolved) into the initial item (eg. salt)</text:p>
      <text:p text:style-name="Plain_20_Text"/>
      <text:p text:style-name="Plain_20_Text">What are 6 physical properties of matter?</text:p>
      <text:p text:style-name="Plain_20_Text">Look, type of mixture, smell, light passing through, viscosity, melting point</text:p>
      <text:p text:style-name="Plain_20_Text"/>
      <text:p text:style-name="Plain_20_Text"/>
      <text:p text:style-name="Plain_20_Text"/>
      <text:p text:style-name="Plain_20_Text"/>
      <text:p text:style-name="Plain_20_Text">10/4 Warm-Up</text:p>
      <text:p text:style-name="Plain_20_Text"/>
      <text:p text:style-name="Plain_20_Text">Explain why boiling water is a Physical Change. What are 2 other examples of physical changes you can think of that are not water examples?</text:p>
      <text:p text:style-name="Plain_20_Text"/>
      <text:p text:style-name="Plain_20_Text">Boiling water is a physical change because it turns water into a gas (water vapor).</text:p>
      <text:p text:style-name="Plain_20_Text">Two other physical changes is melting a rock and liquidizing Nitrogen</text:p>
      <text:p text:style-name="Plain_20_Text"/>
      <text:p text:style-name="Plain_20_Text">See “Filtration.png” for picture<text:line-break/><text:line-break/><text:line-break/><text:line-break/>10/5 Warm-Up</text:p>
      <text:p text:style-name="Plain_20_Text"/>
      <text:p text:style-name="Plain_20_Text">What is the Tyndall effect?</text:p>
      <text:p text:style-name="Plain_20_Text">The Tyndall effect is what happens when you shine a light into a solution and the light scatters in all directions.</text:p>
      <text:p text:style-name="Plain_20_Text"/>
      <text:p text:style-name="Plain_20_Text">What kind of mixtures show the Tyndall effect?</text:p>
      <text:p text:style-name="Plain_20_Text">Colloids show this effect</text:p>
      <text:p text:style-name="Plain_20_Text"/>
      <text:p text:style-name="Plain_20_Text"/>
      <text:p text:style-name="Plain_20_Text"/>
      <text:p text:style-name="Plain_20_Text"/>
      <text:p text:style-name="Plain_20_Text">10/11 Warm-Up</text:p>
      <text:p text:style-name="Plain_20_Text">=============</text:p>
      <text:p text:style-name="Plain_20_Text">Please give an example of a physical change and a chemical change. How do you know which is which?</text:p>
      <text:p text:style-name="Plain_20_Text">A chemical reaction is when the composition of a material changes, such as iron rusting.</text:p>
      <text:p text:style-name="Plain_20_Text"><text:soft-page-break/>A physical reaction is when the composition of a material stays the same, such as ripping a paper in half.</text:p>
      <text:p text:style-name="Plain_20_Text"/>
      <text:p text:style-name="Plain_20_Text">You can tell if it is a chemical change if there is a color change, production of gas, and/or there is a formation of a precipitate. However, this can't always tell <text:span text:style-name="T2">accurately.</text:span> To be completely sure, you must see if there is something completely different in the end.</text:p>
      <text:p text:style-name="Plain_20_Text">--------------------------------------------------------------------------------------------------------------------------------------------------------</text:p>
      <text:p text:style-name="Plain_20_Text">What are you going to do tonight to make sure you are ready for your quiz tomorrow?</text:p>
      <text:p text:style-name="Plain_20_Text">===================================================================</text:p>
      <text:p text:style-name="Plain_20_Text">I will read over my notes and practice them for about 2 hours.</text:p>
      <text:p text:style-name="Plain_20_Text"/>
      <text:p text:style-name="Plain_20_Text"/>
      <text:p text:style-name="Plain_20_Text"/>
      <text:p text:style-name="P1">10/12 Warm-Up:<text:line-break/>Check your grade – is it what you want it to be?<text:line-break/>Yes. B and up is fine with me.</text:p>
      <text:p text:style-name="P1"/>
      <text:p text:style-name="P2">I will study for the test by studying over the weekend to help me with the test on Tuesday.</text:p>
      <text:p text:style-name="P2"/>
      <text:p text:style-name="P2"/>
      <text:p text:style-name="P2"/>
      <text:p text:style-name="P3">10/15 Warm-Up:<text:line-break/>If you found an unknown powder in the lab, how could you test it to figure out what it is?<text:line-break/><text:span text:style-name="T3">Test solubility (seeing if it dissolves in water), heat it up to melting point/boiling point, color, how big the particles are, see what it feels like, density, etc.</text:span></text:p>
      <text:p text:style-name="P3"/>
      <text:p text:style-name="P6">First I would note its color. Then I’d measure the mass and volume to get the density. I’d also then test its solubility. Last, I’d find its melting point and its boiling point.</text:p>
      <text:p text:style-name="P6"/>
      <text:p text:style-name="P6"/>
      <text:p text:style-name="P6"/>
      <text:p text:style-name="P7">10/16 Warm-Up:<text:line-break/>What grade are you going to get today and why?<text:line-break/>I think I’m going to get at least a B because I’ve studied a lot during the weekend. I will at the least know the vocab fairly well.</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665in" fo:text-indent="-0.3335in" fo:margin-left="2.166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9/5 Warm-up: Suppose you wanted to find out how running affect your pulse</dc:title>
    <meta:creation-date>2018-10-12T11:37:57.781000000</meta:creation-date>
    <meta:editing-cycles>6</meta:editing-cycles>
    <meta:editing-duration>PT14M13S</meta:editing-duration>
    <meta:generator>LibreOffice/6.1.0.3$Windows_X86_64 LibreOffice_project/efb621ed25068d70781dc026f7e9c5187a4decd1</meta:generator>
    <dc:date>2018-10-16T11:26:57.016000000</dc:date>
    <meta:document-statistic meta:table-count="0" meta:image-count="0" meta:object-count="0" meta:page-count="6" meta:paragraph-count="131" meta:word-count="1244" meta:character-count="7708" meta:non-whitespace-character-count="5643"/>
  </office:meta>
</office:document-meta>
</file>